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"/>
    <style:style style:name="ce9" style:family="table-cell" style:parent-style-name="Default" style:data-style-name="N12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1" office:value-type="float" office:value="0.0000493617" calcext:value-type="float">
            <text:p>4.94E-005</text:p>
          </table:table-cell>
          <table:table-cell office:value-type="string" calcext:value-type="string">
            <text:p>m^2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style-name="ce1" office:value-type="float" office:value="0.0000493617" calcext:value-type="float">
            <text:p>4.94E-005</text:p>
          </table:table-cell>
          <table:table-cell office:value-type="string" calcext:value-type="string">
            <text:p>m^2</text:p>
          </table:table-cell>
        </table:table-row>
        <table:table-row table:style-name="ro1">
          <table:table-cell/>
          <table:table-cell office:value-type="string" calcext:value-type="string">
            <text:p>Pw</text:p>
          </table:table-cell>
          <table:table-cell office:value-type="float" office:value="0.0149219" calcext:value-type="float">
            <text:p>0.0149219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Pw</text:p>
          </table:table-cell>
          <table:table-cell office:value-type="float" office:value="0.0149219" calcext:value-type="float">
            <text:p>0.014921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mass flow rate</text:p>
          </table:table-cell>
          <table:table-cell table:style-name="ce2" office:value-type="float" office:value="0.25" calcext:value-type="float">
            <text:p>0.25</text:p>
          </table:table-cell>
          <table:table-cell office:value-type="string" calcext:value-type="string">
            <text:p>kg/sec</text:p>
          </table:table-cell>
          <table:table-cell table:number-columns-repeated="5"/>
          <table:table-cell office:value-type="string" calcext:value-type="string">
            <text:p>mass flow rate</text:p>
          </table:table-cell>
          <table:table-cell table:style-name="ce2" office:value-type="float" office:value="0.25" calcext:value-type="float">
            <text:p>0.25</text:p>
          </table:table-cell>
          <table:table-cell office:value-type="string" calcext:value-type="string">
            <text:p>kg/sec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ssur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ar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float" office:value="746.21" calcext:value-type="float">
            <text:p>746.21</text:p>
          </table:table-cell>
          <table:table-cell office:value-type="string" calcext:value-type="string">
            <text:p>kg/m^3</text:p>
          </table:table-cell>
          <table:table-cell table:number-columns-repeated="5"/>
          <table:table-cell office:value-type="string" calcext:value-type="string">
            <text:p>Density</text:p>
          </table:table-cell>
          <table:table-cell office:value-type="float" office:value="736.59" calcext:value-type="float">
            <text:p>736.59</text:p>
          </table:table-cell>
          <table:table-cell office:value-type="string" calcext:value-type="string">
            <text:p>kg/m^3</text:p>
          </table:table-cell>
        </table:table-row>
        <table:table-row table:style-name="ro1">
          <table:table-cell/>
          <table:table-cell office:value-type="string" calcext:value-type="string">
            <text:p>viscosity</text:p>
          </table:table-cell>
          <table:table-cell table:formula="of:=0.000092424" office:value-type="float" office:value="0.000092424" calcext:value-type="float">
            <text:p>0.000092424</text:p>
          </table:table-cell>
          <table:table-cell office:value-type="string" calcext:value-type="string">
            <text:p>Pa-sec</text:p>
          </table:table-cell>
          <table:table-cell table:number-columns-repeated="5"/>
          <table:table-cell office:value-type="string" calcext:value-type="string">
            <text:p>dyn viscosity</text:p>
          </table:table-cell>
          <table:table-cell table:formula="of:=0.000092424" office:value-type="float" office:value="0.000092424" calcext:value-type="float">
            <text:p>0.000092424</text:p>
          </table:table-cell>
          <table:table-cell office:value-type="string" calcext:value-type="string">
            <text:p>m^2/sec</text:p>
          </table:table-cell>
        </table:table-row>
        <table:table-row table:style-name="ro1">
          <table:table-cell/>
          <table:table-cell office:value-type="string" calcext:value-type="string">
            <text:p>therm. Cond.</text:p>
          </table:table-cell>
          <table:table-cell office:value-type="float" office:value="0.58035" calcext:value-type="float">
            <text:p>0.58035</text:p>
          </table:table-cell>
          <table:table-cell office:value-type="string" calcext:value-type="string">
            <text:p>W/m-K</text:p>
          </table:table-cell>
          <table:table-cell table:number-columns-repeated="5"/>
          <table:table-cell office:value-type="string" calcext:value-type="string">
            <text:p>therm. Cond.</text:p>
          </table:table-cell>
          <table:table-cell office:value-type="float" office:value="0.57163" calcext:value-type="float">
            <text:p>0.57163</text:p>
          </table:table-cell>
          <table:table-cell office:value-type="string" calcext:value-type="string">
            <text:p>W/m-K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hydraulic D</text:p>
          </table:table-cell>
          <table:table-cell table:formula="of:=4*[.C3]/[.C4]" office:value-type="float" office:value="0.0132320146898183" calcext:value-type="float">
            <text:p>0.0132320147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hydraulic D</text:p>
          </table:table-cell>
          <table:table-cell table:formula="of:=4*[.K3]/[.K4]" office:value-type="float" office:value="0.0132320146898183" calcext:value-type="float">
            <text:p>0.013232014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velocity</text:p>
          </table:table-cell>
          <table:table-cell table:formula="of:=[.C5]/[.C11]/[.C3]" office:value-type="float" office:value="6.78717169525724" calcext:value-type="float">
            <text:p>6.7871716953</text:p>
          </table:table-cell>
          <table:table-cell office:value-type="string" calcext:value-type="string">
            <text:p>m/s</text:p>
          </table:table-cell>
          <table:table-cell table:number-columns-repeated="5"/>
          <table:table-cell office:value-type="string" calcext:value-type="string">
            <text:p>velocity</text:p>
          </table:table-cell>
          <table:table-cell table:formula="of:=[.K5]/[.K11]/[.K3]" office:value-type="float" office:value="6.87581339784399" calcext:value-type="float">
            <text:p>6.8758133978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/>
          <table:table-cell office:value-type="string" calcext:value-type="string">
            <text:p>Reynolds #</text:p>
          </table:table-cell>
          <table:table-cell table:formula="of:=[.C17]*[.C16]/[.C12]" office:value-type="float" office:value="971.695182787619" calcext:value-type="float">
            <text:p>971.6951827876</text:p>
          </table:table-cell>
          <table:table-cell table:number-columns-repeated="6"/>
          <table:table-cell office:value-type="string" calcext:value-type="string">
            <text:p>Reynolds #</text:p>
          </table:table-cell>
          <table:table-cell table:formula="of:=[.K17]*[.K16]/[.K12]" office:value-type="float" office:value="984.385699436524" calcext:value-type="float">
            <text:p>984.385699436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aminar htc </text:p>
          </table:table-cell>
          <table:table-cell table:formula="of:=7.86*[.C13]/[.C16]" office:value-type="float" office:value="344.735938323133" calcext:value-type="float">
            <text:p>344.7359383231</text:p>
          </table:table-cell>
          <table:table-cell office:value-type="string" calcext:value-type="string">
            <text:p>W/m^2-K-C</text:p>
          </table:table-cell>
          <table:table-cell office:value-type="float" office:value="5943.12071557923" calcext:value-type="float">
            <text:p>5943.1207155792</text:p>
          </table:table-cell>
          <table:table-cell table:number-columns-repeated="4"/>
          <table:table-cell office:value-type="string" calcext:value-type="string">
            <text:p>laminar htc </text:p>
          </table:table-cell>
          <table:table-cell table:formula="of:=7.86*[.K13]/[.K16]" office:value-type="float" office:value="339.556137543987" calcext:value-type="float">
            <text:p>339.556137544</text:p>
          </table:table-cell>
          <table:table-cell office:value-type="string" calcext:value-type="string">
            <text:p>W/m^2-K</text:p>
          </table:table-cell>
        </table:table-row>
        <table:table-row table:style-name="ro1">
          <table:table-cell/>
          <table:table-cell office:value-type="string" calcext:value-type="string">
            <text:p>laminar htc </text:p>
          </table:table-cell>
          <table:table-cell table:formula="of:=[.C20]*0.176228" office:value-type="float" office:value="60.7521249388091" calcext:value-type="float">
            <text:p>60.7521249388</text:p>
          </table:table-cell>
          <table:table-cell office:value-type="string" calcext:value-type="string">
            <text:p>Btu/ft^2-hr-F</text:p>
          </table:table-cell>
          <table:table-cell table:formula="of:=[.E20]/3600" office:value-type="float" office:value="1.65086686543867" calcext:value-type="float">
            <text:p>1.6508668654</text:p>
          </table:table-cell>
          <table:table-cell table:number-columns-repeated="4"/>
          <table:table-cell office:value-type="string" calcext:value-type="string">
            <text:p>laminar htc </text:p>
          </table:table-cell>
          <table:table-cell table:formula="of:=[.K20]*0.176228" office:value-type="float" office:value="59.8392990071017" calcext:value-type="float">
            <text:p>59.8392990071</text:p>
          </table:table-cell>
          <table:table-cell office:value-type="string" calcext:value-type="string">
            <text:p>Btu/ft^2-hr</text:p>
          </table:table-cell>
        </table:table-row>
        <table:table-row table:style-name="ro1">
          <table:table-cell table:number-columns-repeated="2"/>
          <table:table-cell table:formula="of:=[.C21]/3600" office:value-type="float" office:value="0.0168755902607803" calcext:value-type="float">
            <text:p>0.0168755903</text:p>
          </table:table-cell>
          <table:table-cell office:value-type="string" calcext:value-type="string">
            <text:p>Btu/ft-hr-F</text:p>
          </table:table-cell>
          <table:table-cell table:number-columns-repeated="6"/>
          <table:table-cell table:formula="of:=[.K21]/3600" office:value-type="float" office:value="0.0166220275019727" calcext:value-type="float">
            <text:p>0.0166220275</text:p>
          </table:table-cell>
          <table:table-cell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verage Laminar Heat Transfer Coefficeint: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0.5*([.C20]+[.K20])" office:value-type="float" office:value="342.14603793356" calcext:value-type="float">
            <text:p>342.1460379336</text:p>
          </table:table-cell>
          <table:table-cell office:value-type="string" calcext:value-type="string">
            <text:p>W/m^2-K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0.5*([.C21]+[.K21])" office:value-type="float" office:value="60.2957119729554" calcext:value-type="float">
            <text:p>60.295711973</text:p>
          </table:table-cell>
          <table:table-cell office:value-type="string" calcext:value-type="string">
            <text:p>Btu/ft^2-hr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TF Valu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_fluid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_w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l</text:p>
          </table:table-cell>
          <table:table-cell table:formula="of:=0.311742258064516" office:value-type="float" office:value="0.311742258064516" calcext:value-type="float">
            <text:p>0.3117422581</text:p>
          </table:table-cell>
          <table:table-cell office:value-type="string" calcext:value-type="string">
            <text:p>Btu/ft-hr-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ydraulic D</text:p>
          </table:table-cell>
          <table:table-cell table:style-name="ce1" office:value-type="float" office:value="0.0434121216857556" calcext:value-type="float">
            <text:p>4.34E-002</text:p>
          </table:table-cell>
          <table:table-cell office:value-type="string" calcext:value-type="string">
            <text:p>f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minar htc </text:p>
          </table:table-cell>
          <table:table-cell office:value-type="float" office:value="56.442626004872" calcext:value-type="float">
            <text:p>56.4426260049</text:p>
          </table:table-cell>
          <table:table-cell office:value-type="string" calcext:value-type="string">
            <text:p>Btu/ft^2-hr-F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flow rate</text:p>
          </table:table-cell>
          <table:table-cell office:value-type="string" calcext:value-type="string">
            <text:p>enthalpy</text:p>
          </table:table-cell>
          <table:table-cell office:value-type="string" calcext:value-type="string">
            <text:p>flow rate</text:p>
          </table:table-cell>
          <table:table-cell office:value-type="string" calcext:value-type="string">
            <text:p>enthalp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bm/sec</text:p>
          </table:table-cell>
          <table:table-cell office:value-type="string" calcext:value-type="string">
            <text:p>btu/lbm</text:p>
          </table:table-cell>
          <table:table-cell office:value-type="string" calcext:value-type="string">
            <text:p>kg/sec</text:p>
          </table:table-cell>
          <table:table-cell office:value-type="string" calcext:value-type="string">
            <text:p>kJ/kg</text:p>
          </table:table-cell>
          <table:table-cell table:number-columns-repeated="3"/>
          <table:table-cell table:number-columns-repeated="2" office:value-type="string" calcext:value-type="string">
            <text:p>Energy Rate</text:p>
          </table:table-cell>
          <table:table-cell office:value-type="string" calcext:value-type="string">
            <text:p>Linear Energy Rate</text:p>
          </table:table-cell>
        </table:table-row>
        <table:table-row table:style-name="ro1">
          <table:table-cell office:value-type="string" calcext:value-type="string">
            <text:p>Inlet</text:p>
          </table:table-cell>
          <table:table-cell office:value-type="float" office:value="0.661386" calcext:value-type="float">
            <text:p>0.661386</text:p>
          </table:table-cell>
          <table:table-cell office:value-type="float" office:value="554.232258064516" calcext:value-type="float">
            <text:p>554.2322580645</text:p>
          </table:table-cell>
          <table:table-cell table:formula="of:=0.453592*[.B5]" office:value-type="float" office:value="0.299999398512" calcext:value-type="float">
            <text:p>0.2999993985</text:p>
          </table:table-cell>
          <table:table-cell table:formula="of:=2.326*[.C5]" office:value-type="float" office:value="1289.14423225806" calcext:value-type="float">
            <text:p>1289.1442322581</text:p>
          </table:table-cell>
          <table:table-cell table:number-columns-repeated="3"/>
          <table:table-cell office:value-type="string" calcext:value-type="string">
            <text:p>Btu / sec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Outlet</text:p>
          </table:table-cell>
          <table:table-cell office:value-type="float" office:value="0.661387242303596" calcext:value-type="float">
            <text:p>0.6613872423</text:p>
          </table:table-cell>
          <table:table-cell office:value-type="float" office:value="574.53270570297" calcext:value-type="float">
            <text:p>574.532705703</text:p>
          </table:table-cell>
          <table:table-cell table:formula="of:=0.453592*[.B6]" office:value-type="float" office:value="0.299999962010973" calcext:value-type="float">
            <text:p>0.299999962</text:p>
          </table:table-cell>
          <table:table-cell table:formula="of:=2.326*[.C6]" office:value-type="float" office:value="1336.36307346511" calcext:value-type="float">
            <text:p>1336.3630734651</text:p>
          </table:table-cell>
          <table:table-cell table:number-columns-repeated="3"/>
          <table:table-cell table:formula="of:=[.C5]*[.B5]" office:value-type="float" office:value="366.561456232258" calcext:value-type="float">
            <text:p>366.5614562323</text:p>
          </table:table-cell>
          <table:table-cell table:formula="of:=[.I6]*1.05505585" office:value-type="float" office:value="386.742808782363" calcext:value-type="float">
            <text:p>386.7428087824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0.3" office:value-type="float" office:value="0.3" calcext:value-type="float">
            <text:p>0.3</text:p>
          </table:table-cell>
          <table:table-cell table:style-name="ce3" table:formula="of:=[.E6]-[.E5]" office:value-type="float" office:value="47.2188412070436" calcext:value-type="float">
            <text:p>47.218841207</text:p>
          </table:table-cell>
          <table:table-cell table:number-columns-repeated="3"/>
          <table:table-cell table:formula="of:=[.C6]*[.B6]" office:value-type="float" office:value="379.988601838111" calcext:value-type="float">
            <text:p>379.9886018381</text:p>
          </table:table-cell>
          <table:table-cell table:formula="of:=[.I7]*1.05505585" office:value-type="float" office:value="400.90919730262" calcext:value-type="float">
            <text:p>400.9091973026</text:p>
          </table:table-cell>
          <table:table-cell/>
        </table:table-row>
        <table:table-row table:style-name="ro1">
          <table:table-cell table:number-columns-repeated="8"/>
          <table:table-cell table:formula="of:=[.I7]-[.I6]" office:value-type="float" office:value="13.4271456058531" calcext:value-type="float">
            <text:p>13.4271456059</text:p>
          </table:table-cell>
          <table:table-cell table:formula="of:=[.J7]-[.J6]" office:value-type="float" office:value="14.1663885202571" calcext:value-type="float">
            <text:p>14.1663885203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float" office:value="3.658" calcext:value-type="float">
            <text:p>3.658</text:p>
          </table:table-cell>
          <table:table-cell office:value-type="string" calcext:value-type="string">
            <text:p>meters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3" office:value-type="string" calcext:value-type="string">
            <text:p>Enthalpy Change</text:p>
          </table:table-cell>
          <table:table-cell table:style-name="ce3" office:value-type="string" calcext:value-type="string">
            <text:p>Total Power</text:p>
          </table:table-cell>
          <table:table-cell table:style-name="ce3" office:value-type="string" calcext:value-type="string">
            <text:p>Rod Energy Rate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3" office:value-type="string" calcext:value-type="string">
            <text:p>kJ/kg</text:p>
          </table:table-cell>
          <table:table-cell table:style-name="ce3" office:value-type="string" calcext:value-type="string">
            <text:p>kW</text:p>
          </table:table-cell>
          <table:table-cell table:style-name="ce3" office:value-type="string" calcext:value-type="string">
            <text:p>kW/m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alculated</text:p>
          </table:table-cell>
          <table:table-cell table:style-name="ce4" table:formula="of:=[.E6]-[.E5]" office:value-type="float" office:value="47.2188412070436" calcext:value-type="float">
            <text:p>47.218841207</text:p>
          </table:table-cell>
          <table:table-cell table:style-name="ce3" table:formula="of:=[.D5]*([.E6]-[.E5])" office:value-type="float" office:value="14.1656239605467" calcext:value-type="float">
            <text:p>14.1656239605</text:p>
          </table:table-cell>
          <table:table-cell table:style-name="ce3" table:formula="of:=[.C15]/[.$C$12]" office:value-type="float" office:value="3.87250518330966" calcext:value-type="float">
            <text:p>3.872505183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xpected</text:p>
          </table:table-cell>
          <table:table-cell table:style-name="ce3" office:value-type="float" office:value="48.344" calcext:value-type="float">
            <text:p>48.344</text:p>
          </table:table-cell>
          <table:table-cell table:style-name="ce3" table:formula="of:=4*[.C12]" office:value-type="float" office:value="14.632" calcext:value-type="float">
            <text:p>14.63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15]/[.C16]" office:value-type="float" office:value="0.968126295827414" calcext:value-type="float">
            <text:p>0.9681262958</text:p>
          </table:table-cell>
          <table:table-cell table:style-name="ce5" table:formula="of:=([.D16]-[.D15])/[.D16]" office:value-type="percentage" office:value="0.0318737041725856" calcext:value-type="percentage">
            <text:p>3.19%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15]*1.05" office:value-type="float" office:value="14.8739051585741" calcext:value-type="float">
            <text:p>14.8739051586</text:p>
          </table:table-cell>
          <table:table-cell table:style-name="ce3" table:formula="of:=[.C18]/3.685" office:value-type="float" office:value="4.03633789920599" calcext:value-type="float">
            <text:p>4.0363378992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18]/[.D16]" office:value-type="float" office:value="1.0090844748015" calcext:value-type="float">
            <text:p>1.009084474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float" office:value="3.77" calcext:value-type="float">
            <text:p>3.77</text:p>
          </table:table-cell>
          <table:table-cell table:number-columns-repeated="7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/FROM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TU/sec</text:p>
          </table:table-cell>
          <table:table-cell office:value-type="string" calcext:value-type="string">
            <text:p>KW</text:p>
          </table:table-cell>
          <table:table-cell table:formula="of:=1055.056/1000" office:value-type="float" office:value="1.055056" calcext:value-type="float">
            <text:p>1.05505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t</text:p>
          </table:table-cell>
          <table:table-cell office:value-type="string" calcext:value-type="string">
            <text:p>m</text:p>
          </table:table-cell>
          <table:table-cell office:value-type="float" office:value="0.304801" calcext:value-type="float">
            <text:p>0.30480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Expected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CTF-Converted</text:p>
          </table:table-cell>
          <table:covered-table-cell table:number-columns-repeated="2" table:style-name="ce3"/>
        </table:table-row>
        <table:table-row table:style-name="ro1">
          <table:table-cell table:number-columns-repeated="2"/>
          <table:table-cell office:value-type="string" calcext:value-type="string">
            <text:p>Length</text:p>
          </table:table-cell>
          <table:table-cell office:value-type="float" office:value="3.685" calcext:value-type="float">
            <text:p>3.68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ength</text:p>
          </table:table-cell>
          <table:table-cell table:style-name="ce3" table:formula="of:=[.H15]*t_length" office:value-type="float" office:value="3.685" calcext:value-type="float">
            <text:p>3.685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ear heat 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W/m</text:p>
          </table:table-cell>
          <table:table-cell/>
          <table:table-cell office:value-type="string" calcext:value-type="string">
            <text:p>linear heat rate</text:p>
          </table:table-cell>
          <table:table-cell table:style-name="ce3" table:formula="of:=[.H16]*t_power/t_length" office:value-type="float" office:value="3.97069254923573" calcext:value-type="float">
            <text:p>3.9706925492</text:p>
          </table:table-cell>
          <table:table-cell table:style-name="ce3" office:value-type="string" calcext:value-type="string">
            <text:p>kW/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x</text:p>
          </table:table-cell>
          <table:table-cell table:formula="of:=0.0095/8" office:value-type="float" office:value="0.0011875" calcext:value-type="float">
            <text:p>0.001187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x</text:p>
          </table:table-cell>
          <table:table-cell table:style-name="ce3" table:formula="of:=[.H17]*t_length" office:value-type="float" office:value="0.00118619024376288" calcext:value-type="float">
            <text:p>0.0011861902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z</text:p>
          </table:table-cell>
          <table:table-cell table:formula="of:=[.D8]/20" office:value-type="float" office:value="0.18425" calcext:value-type="float">
            <text:p>0.1842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z</text:p>
          </table:table-cell>
          <table:table-cell table:style-name="ce3" table:formula="of:=[.H18]*t_length" office:value-type="float" office:value="0.18425" calcext:value-type="float">
            <text:p>0.18425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t per level</text:p>
          </table:table-cell>
          <table:table-cell table:formula="of:=[.D9]*[.D11]" office:value-type="float" office:value="0.737" calcext:value-type="float">
            <text:p>0.737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heat per level</text:p>
          </table:table-cell>
          <table:table-cell table:style-name="ce3" table:formula="of:=[.H19]*t_power" office:value-type="float" office:value="0.731600102196683" calcext:value-type="float">
            <text:p>0.7316001022</text:p>
          </table:table-cell>
          <table:table-cell table:style-name="ce3" office:value-type="string" calcext:value-type="string">
            <text:p>k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t generation rate</text:p>
          </table:table-cell>
          <table:table-cell table:formula="of:=[.D9]/(PI()/4*0.95^2)" office:value-type="float" office:value="5.64316695727496" calcext:value-type="float">
            <text:p>5.6431669573</text:p>
          </table:table-cell>
          <table:table-cell table:style-name="Default" office:value-type="string" calcext:value-type="string">
            <text:p>kW/m^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Expected-Converted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CTF</text:p>
          </table:table-cell>
          <table:covered-table-cell table:number-columns-repeated="2" table:style-name="ce3"/>
        </table:table-row>
        <table:table-row table:style-name="ro1">
          <table:table-cell table:number-columns-repeated="2"/>
          <table:table-cell office:value-type="string" calcext:value-type="string">
            <text:p>Length</text:p>
          </table:table-cell>
          <table:table-cell table:formula="of:=[.D8]/t_length" office:value-type="float" office:value="12.0898553482436" calcext:value-type="float">
            <text:p>12.0898553482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Length</text:p>
          </table:table-cell>
          <table:table-cell table:style-name="ce3" table:formula="of:=[.D15]" office:value-type="float" office:value="12.0898553482436" calcext:value-type="float">
            <text:p>12.0898553482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ear heat rate</text:p>
          </table:table-cell>
          <table:table-cell table:formula="of:=[.D9]/t_power*t_length" office:value-type="float" office:value="1.15558226293202" calcext:value-type="float">
            <text:p>1.1555822629</text:p>
          </table:table-cell>
          <table:table-cell table:style-name="Default" office:value-type="string" calcext:value-type="string">
            <text:p>BTU/ft-sec</text:p>
          </table:table-cell>
          <table:table-cell/>
          <table:table-cell office:value-type="string" calcext:value-type="string">
            <text:p>linear heat rate</text:p>
          </table:table-cell>
          <table:table-cell table:style-name="ce3" table:formula="of:=[.H19]/[.H18]" office:value-type="float" office:value="1.14711547036328" calcext:value-type="float">
            <text:p>1.1471154704</text:p>
          </table:table-cell>
          <table:table-cell office:value-type="string" calcext:value-type="string">
            <text:p>BTU/ft-se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x</text:p>
          </table:table-cell>
          <table:table-cell table:formula="of:=[.D10]/t_length" office:value-type="float" office:value="0.0038959845932264" calcext:value-type="float">
            <text:p>0.0038959846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dx</text:p>
          </table:table-cell>
          <table:table-cell table:style-name="ce7" office:value-type="float" office:value="0.00389168750680896" calcext:value-type="float">
            <text:p>3.89E-003</text:p>
          </table:table-cell>
          <table:table-cell table:style-name="ce3" office:value-type="string" calcext:value-type="string">
            <text:p>f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z</text:p>
          </table:table-cell>
          <table:table-cell table:formula="of:=[.D11]/t_length" office:value-type="float" office:value="0.60449276741218" calcext:value-type="float">
            <text:p>0.6044927674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dz</text:p>
          </table:table-cell>
          <table:table-cell table:style-name="ce3" table:formula="of:=[.H15]/20" office:value-type="float" office:value="0.60449276741218" calcext:value-type="float">
            <text:p>0.6044927674</text:p>
          </table:table-cell>
          <table:table-cell table:style-name="ce3" office:value-type="string" calcext:value-type="string">
            <text:p>f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t per level</text:p>
          </table:table-cell>
          <table:table-cell table:formula="of:=[.D12]/t_power" office:value-type="float" office:value="0.698541120092204" calcext:value-type="float">
            <text:p>0.6985411201</text:p>
          </table:table-cell>
          <table:table-cell office:value-type="string" calcext:value-type="string">
            <text:p>BTU/sec</text:p>
          </table:table-cell>
          <table:table-cell/>
          <table:table-cell office:value-type="string" calcext:value-type="string">
            <text:p>heat per level</text:p>
          </table:table-cell>
          <table:table-cell table:style-name="ce3" office:value-type="float" office:value="0.693423005221223" calcext:value-type="float">
            <text:p>0.6934230052</text:p>
          </table:table-cell>
          <table:table-cell table:style-name="ce3" office:value-type="string" calcext:value-type="string">
            <text:p>BTU/se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t generation rate</text:p>
          </table:table-cell>
          <table:table-cell table:formula="of:=[.D13]/t_power*(t_length^3)" office:value-type="float" office:value="0.151459510992265" calcext:value-type="float">
            <text:p>0.151459511</text:p>
          </table:table-cell>
          <table:table-cell office:value-type="string" calcext:value-type="string">
            <text:p>BTU/sec-ft^3</text:p>
          </table:table-cell>
          <table:table-cell/>
          <table:table-cell office:value-type="string" calcext:value-type="string">
            <text:p>heat generation rate</text:p>
          </table:table-cell>
          <table:table-cell table:style-name="ce3" office:value-type="float" office:value="1514.58041588957" calcext:value-type="float">
            <text:p>1514.5804158896</text:p>
          </table:table-cell>
          <table:table-cell table:style-name="ce3" office:value-type="string" calcext:value-type="string">
            <text:p>BTU/sec-ft^3</text:p>
          </table:table-cell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ce7" office:value-type="float" office:value="0.00314844132980512" calcext:value-type="float">
            <text:p>3.15E-003</text:p>
          </table:table-cell>
          <table:table-cell table:style-name="ce7" office:value-type="float" office:value="0.00704012883661408" calcext:value-type="float">
            <text:p>7.04E-003</text:p>
          </table:table-cell>
          <table:table-cell table:style-name="ce7" office:value-type="float" office:value="0.0113518666524024" calcext:value-type="float">
            <text:p>1.14E-002</text:p>
          </table:table-cell>
          <table:table-cell table:style-name="ce1" office:value-type="float" office:value="0.0155839895013123" calcext:value-type="float">
            <text:p>1.56E-0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D24]-[.C24])*t_length" office:value-type="float" office:value="0.00095964806576593" calcext:value-type="float">
            <text:p>0.0009596481</text:p>
          </table:table-cell>
          <table:table-cell table:formula="of:=([.E24]-[.D24])*t_length" office:value-type="float" office:value="0.00118619024376288" calcext:value-type="float">
            <text:p>0.0011861902</text:p>
          </table:table-cell>
          <table:table-cell table:style-name="ce3" table:formula="of:=([.F24]-[.E24])*t_length" office:value-type="float" office:value="0.00131422199799009" calcext:value-type="float">
            <text:p>0.001314222</text:p>
          </table:table-cell>
          <table:table-cell table:formula="of:=([.G24]-[.F24])*t_length" office:value-type="float" office:value="0.0012899552764706" calcext:value-type="float">
            <text:p>0.0012899553</text:p>
          </table:table-cell>
          <table:table-cell table:formula="of:=SUM([.D25:.G25])" office:value-type="float" office:value="0.0047500155839895" calcext:value-type="float">
            <text:p>0.0047500156</text:p>
          </table:table-cell>
          <table:table-cell/>
        </table:table-row>
        <table:table-row table:style-name="ro1">
          <table:table-cell table:number-columns-repeated="6"/>
          <table:table-cell table:style-name="Default" table:formula="of:=[.G24]*t_length" office:value-type="float" office:value="0.0047500155839895" calcext:value-type="float">
            <text:p>0.0047500156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O/FROM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t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0.304801" calcext:value-type="float">
            <text:p>0.304801</text:p>
          </table:table-cell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CT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od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Drod</text:p>
          </table:table-cell>
          <table:table-cell table:formula="of:=[.C10]/100/t_length" office:value-type="float" office:value="0.0311678767458112" calcext:value-type="float">
            <text:p>0.0311678767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rod</text:p>
          </table:table-cell>
          <table:table-cell table:formula="of:=[.F10]" office:value-type="float" office:value="0.0311678767458112" calcext:value-type="float">
            <text:p>0.0311678767</text:p>
          </table:table-cell>
          <table:table-cell office:value-type="string" calcext:value-type="string">
            <text:p>ft</text:p>
          </table:table-cell>
          <table:table-cell table:formula="of:=[.I10]-[.F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Pitch</text:p>
          </table:table-cell>
          <table:table-cell table:formula="of:=[.C11]/100/t_length" office:value-type="float" office:value="0.0413384470523391" calcext:value-type="float">
            <text:p>0.0413384471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itch</text:p>
          </table:table-cell>
          <table:table-cell table:formula="of:=[.F11]" office:value-type="float" office:value="0.0413384470523391" calcext:value-type="float">
            <text:p>0.0413384471</text:p>
          </table:table-cell>
          <table:table-cell office:value-type="string" calcext:value-type="string">
            <text:p>ft</text:p>
          </table:table-cell>
          <table:table-cell table:formula="of:=[.I11]-[.F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table:formula="of:=100*3.6586" office:value-type="float" office:value="365.86" calcext:value-type="float">
            <text:p>365.8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ength</text:p>
          </table:table-cell>
          <table:table-cell table:formula="of:=[.C12]/100/t_length" office:value-type="float" office:value="12.0032414591816" calcext:value-type="float">
            <text:p>12.0032414592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Length</text:p>
          </table:table-cell>
          <table:table-cell table:formula="of:=[.F12]" office:value-type="float" office:value="12.0032414591816" calcext:value-type="float">
            <text:p>12.0032414592</text:p>
          </table:table-cell>
          <table:table-cell office:value-type="string" calcext:value-type="string">
            <text:p>ft</text:p>
          </table:table-cell>
          <table:table-cell table:formula="of:=[.I12]-[.F1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x</text:p>
          </table:table-cell>
          <table:table-cell table:formula="of:=[.C12]/10" office:value-type="float" office:value="36.586" calcext:value-type="float">
            <text:p>36.58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dx</text:p>
          </table:table-cell>
          <table:table-cell table:formula="of:=[.C14]/100/t_length" office:value-type="float" office:value="1.20032414591816" calcext:value-type="float">
            <text:p>1.2003241459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x</text:p>
          </table:table-cell>
          <table:table-cell office:value-type="float" office:value="1.20570866141732" calcext:value-type="float">
            <text:p>1.2057086614</text:p>
          </table:table-cell>
          <table:table-cell office:value-type="string" calcext:value-type="string">
            <text:p>ft</text:p>
          </table:table-cell>
          <table:table-cell table:style-name="ce8" table:formula="of:=([.I14]-[.F14])/[.F14]" office:value-type="percentage" office:value="0.00448588451500953" calcext:value-type="percentage">
            <text:p>0.45%</text:p>
          </table:table-cell>
        </table:table-row>
        <table:table-row table:style-name="ro1">
          <table:table-cell/>
          <table:table-cell office:value-type="string" calcext:value-type="string">
            <text:p>Aflow</text:p>
          </table:table-cell>
          <table:table-cell table:formula="of:=[.C11]^2-PI()*[.C10]^2/4" office:value-type="float" office:value="0.878778157533803" calcext:value-type="float">
            <text:p>0.8787781575</text:p>
          </table:table-cell>
          <table:table-cell office:value-type="string" calcext:value-type="string">
            <text:p>cm^2 <text:s/></text:p>
          </table:table-cell>
          <table:table-cell office:value-type="string" calcext:value-type="string">
            <text:p>Aflow</text:p>
          </table:table-cell>
          <table:table-cell table:formula="of:=[.C15]/(100*t_length)^2" office:value-type="float" office:value="0.000945902729664502" calcext:value-type="float">
            <text:p>0.0009459027</text:p>
          </table:table-cell>
          <table:table-cell office:value-type="string" calcext:value-type="string">
            <text:p>ft^2 </text:p>
          </table:table-cell>
          <table:table-cell office:value-type="string" calcext:value-type="string">
            <text:p>Aflow</text:p>
          </table:table-cell>
          <table:table-cell table:style-name="ce1" office:value-type="float" office:value="0.0009459089390401" calcext:value-type="float">
            <text:p>9.46E-004</text:p>
          </table:table-cell>
          <table:table-cell office:value-type="string" calcext:value-type="string">
            <text:p>ft^2 </text:p>
          </table:table-cell>
          <table:table-cell table:style-name="ce8" table:formula="of:=([.I15]-[.F15])/[.F15]" office:value-type="percentage" office:value="0.00000656449696585424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table:formula="of:=PI()*[.C10]*[.C14]" office:value-type="float" office:value="109.191393383024" calcext:value-type="float">
            <text:p>109.191393383</text:p>
          </table:table-cell>
          <table:table-cell office:value-type="string" calcext:value-type="string">
            <text:p>cm^2 <text:s/></text:p>
          </table:table-cell>
          <table:table-cell office:value-type="string" calcext:value-type="string">
            <text:p>SA</text:p>
          </table:table-cell>
          <table:table-cell table:formula="of:=[.C16]/(100*t_length)^2" office:value-type="float" office:value="0.117531866457321" calcext:value-type="float">
            <text:p>0.1175318665</text:p>
          </table:table-cell>
          <table:table-cell office:value-type="string" calcext:value-type="string">
            <text:p>ft^2 </text:p>
          </table:table-cell>
          <table:table-cell office:value-type="string" calcext:value-type="string">
            <text:p>SA</text:p>
          </table:table-cell>
          <table:table-cell table:style-name="ce1" office:value-type="float" office:value="0.118059488035187" calcext:value-type="float">
            <text:p>1.18E-001</text:p>
          </table:table-cell>
          <table:table-cell office:value-type="string" calcext:value-type="string">
            <text:p>ft^2 </text:p>
          </table:table-cell>
          <table:table-cell table:style-name="ce8" table:formula="of:=([.I16]-[.F16])/[.F16]" office:value-type="percentage" office:value="0.00448917892457733" calcext:value-type="percentage">
            <text:p>0.45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formula="of:=[.C16]/([.C15]*[.C14])" office:value-type="float" office:value="3.3962075585561" calcext:value-type="float">
            <text:p>3.3962075586</text:p>
          </table:table-cell>
          <table:table-cell office:value-type="string" calcext:value-type="string">
            <text:p>1/cm</text:p>
          </table:table-cell>
          <table:table-cell office:value-type="string" calcext:value-type="string">
            <text:p>ratio</text:p>
          </table:table-cell>
          <table:table-cell table:formula="of:=[.F16]/([.F15]*[.F14])" office:value-type="float" office:value="103.516746005546" calcext:value-type="float">
            <text:p>103.5167460055</text:p>
          </table:table-cell>
          <table:table-cell office:value-type="string" calcext:value-type="string">
            <text:p>1/ft</text:p>
          </table:table-cell>
          <table:table-cell office:value-type="string" calcext:value-type="string">
            <text:p>ratio</text:p>
          </table:table-cell>
          <table:table-cell table:formula="of:=[.I16]/([.I15]*[.I14])" office:value-type="float" office:value="103.516405975997" calcext:value-type="float">
            <text:p>103.516405976</text:p>
          </table:table-cell>
          <table:table-cell office:value-type="string" calcext:value-type="string">
            <text:p>1/ft</text:p>
          </table:table-cell>
          <table:table-cell table:style-name="ce9" table:formula="of:=([.I18]-[.F18])/[.F18]" office:value-type="percentage" office:value="-0.00000328477817803517" calcext:value-type="percentage">
            <text:p>-0.00033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eat per level</text:p>
          </table:table-cell>
          <table:table-cell office:value-type="float" office:value="1.39708224018441" calcext:value-type="float">
            <text:p>1.3970822402</text:p>
          </table:table-cell>
          <table:table-cell office:value-type="string" calcext:value-type="string">
            <text:p>BTU/sec</text:p>
          </table:table-cell>
          <table:table-cell office:value-type="float" office:value="1.39329116686058" calcext:value-type="float">
            <text:p>1.39329116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 </text:p>
          </table:table-cell>
          <table:table-cell office:value-type="float" office:value="1.65477474187944" calcext:value-type="float">
            <text:p>1.6547747419</text:p>
          </table:table-cell>
          <table:table-cell office:value-type="string" calcext:value-type="string">
            <text:p>BTU/sec-ft^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q_out</text:p>
          </table:table-cell>
          <table:table-cell table:formula="of:=[.F21]*[.F22]*[.F16]" office:value-type="float" office:value="1.75039887581569" calcext:value-type="float">
            <text:p>1.7503988758</text:p>
          </table:table-cell>
          <table:table-cell office:value-type="string" calcext:value-type="string">
            <text:p>BTU/se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q_CTF_ene</text:p>
          </table:table-cell>
          <table:table-cell office:value-type="float" office:value="1.75825672955861" calcext:value-type="float">
            <text:p>1.7582567296</text:p>
          </table:table-cell>
          <table:table-cell office:value-type="string" calcext:value-type="string">
            <text:p>BTU/se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q_CTF_solid</text:p>
          </table:table-cell>
          <table:table-cell office:value-type="float" office:value="1.75825672955861" calcext:value-type="float">
            <text:p>1.7582567296</text:p>
          </table:table-cell>
          <table:table-cell office:value-type="string" calcext:value-type="string">
            <text:p>BTU/sec</text:p>
          </table:table-cell>
          <table:table-cell table:number-columns-repeated="4"/>
        </table:table-row>
      </table:table>
      <table:table table:name="Sheet5" table:style-name="ta1">
        <table:table-column table:style-name="co1" table:number-columns-repeated="5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*3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MAX([.C43:.C162])" office:value-type="float" office:value="0.000000000000053585" calcext:value-type="float">
            <text:p>5.3585E-0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0000000111394" calcext:value-type="float">
            <text:p>-1.11394E-0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000000000000338587" calcext:value-type="float">
            <text:p>-3.38587E-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6.65844E-015" calcext:value-type="float">
            <text:p>-6.65844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00000431076" calcext:value-type="float">
            <text:p>4.31076E-0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00000000438367" calcext:value-type="float">
            <text:p>4.38367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.4557E-016" calcext:value-type="float">
            <text:p>-1.4557E-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0000683889" calcext:value-type="float">
            <text:p>6.83889E-0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000000000695153" calcext:value-type="float">
            <text:p>6.95153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7.50445E-015" calcext:value-type="float">
            <text:p>-7.50445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000137243" calcext:value-type="float">
            <text:p>1.37243E-0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00000000000338161" calcext:value-type="float">
            <text:p>3.38161E-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.46513E-015" calcext:value-type="float">
            <text:p>7.46513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0000000752062" calcext:value-type="float">
            <text:p>7.52062E-0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00000000000764193" calcext:value-type="float">
            <text:p>7.64193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89132E-015" calcext:value-type="float">
            <text:p>7.89132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0.0000000129603" calcext:value-type="float">
            <text:p>-0.000000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0.000000000000358068" calcext:value-type="float">
            <text:p>-3.58068E-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7.83988E-015" calcext:value-type="float">
            <text:p>-7.83988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00000000662986" calcext:value-type="float">
            <text:p>6.62986E-0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0000000000673911" calcext:value-type="float">
            <text:p>6.7391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.81561E-016" calcext:value-type="float">
            <text:p>6.81561E-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0.000000000521497" calcext:value-type="float">
            <text:p>-5.21497E-0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0.0000000000000529853" calcext:value-type="float">
            <text:p>-5.29853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6.21581E-016" calcext:value-type="float">
            <text:p>-6.21581E-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000000005586" calcext:value-type="float">
            <text:p>5.586E-0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000000000000567534" calcext:value-type="float">
            <text:p>5.67534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.52568E-016" calcext:value-type="float">
            <text:p>2.52568E-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00000000119717" calcext:value-type="float">
            <text:p>1.19717E-0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000000000000121621" calcext:value-type="float">
            <text:p>1.2162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.89004E-017" calcext:value-type="float">
            <text:p>6.89004E-0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000000000000053585" calcext:value-type="float">
            <text:p>5.358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0.000000000000024196" calcext:value-type="float">
            <text:p>-2.4196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.14208E-015" calcext:value-type="float">
            <text:p>4.14208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0.0000000000000212022" calcext:value-type="float">
            <text:p>-2.1202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0.0000000000000435047" calcext:value-type="float">
            <text:p>-4.35047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000000000000468315" calcext:value-type="float">
            <text:p>4.6831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0.0000000000000485261" calcext:value-type="float">
            <text:p>-4.8526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0.0000000000000249648" calcext:value-type="float">
            <text:p>-2.49648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0000000000000371567" calcext:value-type="float">
            <text:p>3.71567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0.0000000000000443838" calcext:value-type="float">
            <text:p>-4.43838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0000000000000118309" calcext:value-type="float">
            <text:p>1.18309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000000000000165417" calcext:value-type="float">
            <text:p>1.65417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000000000000053585" calcext:value-type="float">
            <text:p>5.358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0.000000000000024196" calcext:value-type="float">
            <text:p>-2.4196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.14208E-015" calcext:value-type="float">
            <text:p>4.14208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0.0000000000000212022" calcext:value-type="float">
            <text:p>-2.1202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0.0000000000000435047" calcext:value-type="float">
            <text:p>-4.35047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0000000000000468315" calcext:value-type="float">
            <text:p>4.6831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0.0000000000000485261" calcext:value-type="float">
            <text:p>-4.8526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0.0000000000000249649" calcext:value-type="float">
            <text:p>-2.49649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0000000000000371184" calcext:value-type="float">
            <text:p>3.71184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0000000000000460512" calcext:value-type="float">
            <text:p>4.6051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.80314E-015" calcext:value-type="float">
            <text:p>4.80314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9.2794E-015" calcext:value-type="float">
            <text:p>-9.2794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000000000000053585" calcext:value-type="float">
            <text:p>5.358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0.000000000000024196" calcext:value-type="float">
            <text:p>-2.4196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.14208E-015" calcext:value-type="float">
            <text:p>4.14208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0.0000000000000212022" calcext:value-type="float">
            <text:p>-2.1202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0.0000000000000435047" calcext:value-type="float">
            <text:p>-4.35047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00000000000468315" calcext:value-type="float">
            <text:p>4.6831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0.0000000000000485261" calcext:value-type="float">
            <text:p>-4.8526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0.0000000000000249649" calcext:value-type="float">
            <text:p>-2.49649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0000000000000371184" calcext:value-type="float">
            <text:p>3.71184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00000000000460512" calcext:value-type="float">
            <text:p>4.6051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.80241E-015" calcext:value-type="float">
            <text:p>4.80241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9.36875E-015" calcext:value-type="float">
            <text:p>-9.36875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000000000000053585" calcext:value-type="float">
            <text:p>5.358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0.000000000000024196" calcext:value-type="float">
            <text:p>-2.4196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4.14208E-015" calcext:value-type="float">
            <text:p>4.14208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0.0000000000000212022" calcext:value-type="float">
            <text:p>-2.1202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0.0000000000000435047" calcext:value-type="float">
            <text:p>-4.35047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0000000000000468315" calcext:value-type="float">
            <text:p>4.6831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0.0000000000000485261" calcext:value-type="float">
            <text:p>-4.8526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0.0000000000000249649" calcext:value-type="float">
            <text:p>-2.49649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0000000000000371184" calcext:value-type="float">
            <text:p>3.71184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0000000000000460512" calcext:value-type="float">
            <text:p>4.6051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4.80354E-015" calcext:value-type="float">
            <text:p>4.80354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9.23048E-015" calcext:value-type="float">
            <text:p>-9.23048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000000000000053585" calcext:value-type="float">
            <text:p>5.358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0.000000000000024196" calcext:value-type="float">
            <text:p>-2.4196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.14208E-015" calcext:value-type="float">
            <text:p>4.14208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0.0000000000000212022" calcext:value-type="float">
            <text:p>-2.1202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0.0000000000000435047" calcext:value-type="float">
            <text:p>-4.35047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.0000000000000468315" calcext:value-type="float">
            <text:p>4.6831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-0.0000000000000485261" calcext:value-type="float">
            <text:p>-4.8526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0.0000000000000249649" calcext:value-type="float">
            <text:p>-2.49649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0000000000000371184" calcext:value-type="float">
            <text:p>3.71184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.0000000000000460512" calcext:value-type="float">
            <text:p>4.6051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.80242E-015" calcext:value-type="float">
            <text:p>4.80242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-9.36672E-015" calcext:value-type="float">
            <text:p>-9.36672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000000000000053585" calcext:value-type="float">
            <text:p>5.358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-0.000000000000024196" calcext:value-type="float">
            <text:p>-2.4196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.14208E-015" calcext:value-type="float">
            <text:p>4.14208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-0.0000000000000212022" calcext:value-type="float">
            <text:p>-2.1202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-0.0000000000000435047" calcext:value-type="float">
            <text:p>-4.35047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0000000000000468315" calcext:value-type="float">
            <text:p>4.6831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-0.0000000000000485261" calcext:value-type="float">
            <text:p>-4.8526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-0.0000000000000249649" calcext:value-type="float">
            <text:p>-2.49649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0000000000000371184" calcext:value-type="float">
            <text:p>3.71184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00000000000460512" calcext:value-type="float">
            <text:p>4.6051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4.80284E-015" calcext:value-type="float">
            <text:p>4.80284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-9.31611E-015" calcext:value-type="float">
            <text:p>-9.31611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.000000000000053585" calcext:value-type="float">
            <text:p>5.358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-0.000000000000024196" calcext:value-type="float">
            <text:p>-2.4196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.14208E-015" calcext:value-type="float">
            <text:p>4.14208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0.0000000000000212022" calcext:value-type="float">
            <text:p>-2.1202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0.0000000000000435047" calcext:value-type="float">
            <text:p>-4.35047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0.0000000000000468315" calcext:value-type="float">
            <text:p>4.6831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-0.0000000000000485261" calcext:value-type="float">
            <text:p>-4.8526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-0.0000000000000249649" calcext:value-type="float">
            <text:p>-2.49649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.0000000000000371184" calcext:value-type="float">
            <text:p>3.71184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0.0000000000000460512" calcext:value-type="float">
            <text:p>4.6051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4.8032E-015" calcext:value-type="float">
            <text:p>4.8032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-9.27224E-015" calcext:value-type="float">
            <text:p>-9.27224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0.000000000000053585" calcext:value-type="float">
            <text:p>5.358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-0.000000000000024196" calcext:value-type="float">
            <text:p>-2.4196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4.14208E-015" calcext:value-type="float">
            <text:p>4.14208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-0.0000000000000212022" calcext:value-type="float">
            <text:p>-2.1202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-0.0000000000000435047" calcext:value-type="float">
            <text:p>-4.35047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0000000000000468315" calcext:value-type="float">
            <text:p>4.6831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-0.0000000000000485261" calcext:value-type="float">
            <text:p>-4.8526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-0.0000000000000249649" calcext:value-type="float">
            <text:p>-2.49649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0.0000000000000371184" calcext:value-type="float">
            <text:p>3.71184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0.0000000000000460512" calcext:value-type="float">
            <text:p>4.6051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4.80327E-015" calcext:value-type="float">
            <text:p>4.80327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-9.26361E-015" calcext:value-type="float">
            <text:p>-9.26361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0.000000000000053585" calcext:value-type="float">
            <text:p>5.358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0.000000000000024196" calcext:value-type="float">
            <text:p>-2.4196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4.14208E-015" calcext:value-type="float">
            <text:p>4.14208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0.0000000000000212022" calcext:value-type="float">
            <text:p>-2.1202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-0.0000000000000435047" calcext:value-type="float">
            <text:p>-4.35047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0.0000000000000468315" calcext:value-type="float">
            <text:p>4.6831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0.0000000000000485261" calcext:value-type="float">
            <text:p>-4.8526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-0.0000000000000249649" calcext:value-type="float">
            <text:p>-2.49649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0.0000000000000371184" calcext:value-type="float">
            <text:p>3.71184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0.0000000000000460512" calcext:value-type="float">
            <text:p>4.60512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4.80316E-015" calcext:value-type="float">
            <text:p>4.80316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-9.27606E-015" calcext:value-type="float">
            <text:p>-9.27606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0.000000000000053585" calcext:value-type="float">
            <text:p>5.358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0.0000000000000241961" calcext:value-type="float">
            <text:p>-2.4196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4.14196E-015" calcext:value-type="float">
            <text:p>4.14196E-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0.0000000000000212024" calcext:value-type="float">
            <text:p>-2.12024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-0.000000000000043505" calcext:value-type="float">
            <text:p>-4.350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0.0000000000000468311" calcext:value-type="float">
            <text:p>4.6831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-0.0000000000000485265" calcext:value-type="float">
            <text:p>-4.85265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-0.0000000000000249653" calcext:value-type="float">
            <text:p>-2.49653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0.0000000000000371561" calcext:value-type="float">
            <text:p>3.7156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-0.0000000000000443841" calcext:value-type="float">
            <text:p>-4.43841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0.0000000000000118259" calcext:value-type="float">
            <text:p>1.18259E-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00000000000159317" calcext:value-type="float">
            <text:p>1.59317E-014</text:p>
          </table:table-cell>
          <table:table-cell table:number-columns-repeated="2"/>
        </table:table-row>
      </table:table>
      <table:named-expressions>
        <table:named-range table:name="t_length" table:base-cell-address="$Sheet1.$D$4" table:cell-range-address="$Sheet3.$E$5"/>
        <table:named-range table:name="t_power" table:base-cell-address="$Sheet1.$D$3" table:cell-range-address="$Sheet3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number:percentage-style style:name="N123">
      <number:number number:decimal-places="5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15:13:05.543396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5:36:44.597866523</meta:creation-date>
    <dc:date>2015-03-08T19:02:35.660983833</dc:date>
    <meta:editing-duration>P3DT19H21M17S</meta:editing-duration>
    <meta:editing-cycles>14</meta:editing-cycles>
    <meta:generator>LibreOffice/4.2.7.2$Linux_X86_64 LibreOffice_project/420m0$Build-2</meta:generator>
    <meta:document-statistic meta:table-count="5" meta:cell-count="650" meta:object-count="0"/>
  </office:meta>
</office:document-meta>
</file>